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2">
      <style:text-properties fo:font-size="16pt" style:font-size-asian="16pt" style:font-size-complex="16pt"/>
    </style:style>
    <style:style style:name="P5" style:family="paragraph" style:parent-style-name="Standard" style:list-style-name="L3">
      <style:text-properties fo:font-size="16pt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“Social Engg &amp; Deception”</text:p>
      <text:p text:style-name="P1"/>
      <text:p text:style-name="P1">[Run these off the desktop computer which has an audio connection. Find via youtube searches]</text:p>
      <text:p text:style-name="P1">[Youtube video Tiger Team symbolic motors<text:span text:style-name="T1"> 7:</text:span>13@6:40 identify IT service comp; 5:36@0:00-3:30 all good]</text:p>
      <text:p text:style-name="P1"/>
      <text:p text:style-name="P1">[The art of deception book description]</text:p>
      <text:p text:style-name="P1"/>
      <text:p text:style-name="P1">Definitions:</text:p>
      <text:list text:style-name="L1">
        <text:list-item>
          <text:p text:style-name="P3">Social engg:</text:p>
          <text:list>
            <text:list-item>
              <text:p text:style-name="P3">Manipulation of people into performing insecure actions or disclosing confidential information</text:p>
            </text:list-item>
            <text:list-item>
              <text:p text:style-name="P3">Sociology &amp; psychology... not technology</text:p>
            </text:list-item>
            <text:list-item>
              <text:p text:style-name="P3">Exploit of the weakest point: humans</text:p>
            </text:list-item>
          </text:list>
        </text:list-item>
        <text:list-item>
          <text:p text:style-name="P3">Pretexting:</text:p>
          <text:list>
            <text:list-item>
              <text:p text:style-name="P3">Using an invented scenario to persuade marks to reveal information</text:p>
              <text:list>
                <text:list-item>
                  <text:p text:style-name="P3">The “pretext” is the scenario</text:p>
                </text:list-item>
                <text:list-item>
                  <text:p text:style-name="P3">Impersonation of customer, superior, IT support, neighboring store with computer problems, police officer, etc.</text:p>
                </text:list-item>
              </text:list>
            </text:list-item>
            <text:list-item>
              <text:p text:style-name="P3">Done by HP against their board of directors to find a leak (under investigation)</text:p>
            </text:list-item>
          </text:list>
        </text:list-item>
        <text:list-item>
          <text:p text:style-name="P3">Phishing:</text:p>
          <text:list>
            <text:list-item>
              <text:p text:style-name="P3">Using fraud to learn private information</text:p>
            </text:list-item>
            <text:list-item>
              <text:p text:style-name="P3">Often email with links to fraudulent website, requests information</text:p>
            </text:list-item>
            <text:list-item>
              <text:p text:style-name="P3">Vishing done via VoIP</text:p>
            </text:list-item>
          </text:list>
        </text:list-item>
      </text:list>
      <text:p text:style-name="P1"/>
      <text:p text:style-name="P1">Techniques</text:p>
      <text:list text:style-name="L2">
        <text:list-item>
          <text:p text:style-name="P4">Road apple</text:p>
          <text:list>
            <text:list-item>
              <text:p text:style-name="P4">CDROM or USB key left around, curious people will insert into computer, autorun executes exploit</text:p>
            </text:list-item>
          </text:list>
        </text:list-item>
        <text:list-item>
          <text:p text:style-name="P4">Quid pro quo</text:p>
          <text:list>
            <text:list-item>
              <text:p text:style-name="P4">Help someone else, they feel indebted to help you</text:p>
              <text:list>
                <text:list-item>
                  <text:p text:style-name="P4">They do not even need to request or want the help; if you do it anyway, they still feel indebted</text:p>
                </text:list-item>
              </text:list>
            </text:list-item>
          </text:list>
        </text:list-item>
        <text:list-item>
          <text:p text:style-name="P4">Con games (Ocean's 11)</text:p>
        </text:list-item>
      </text:list>
      <text:p text:style-name="P1"><text:soft-page-break/></text:p>
      <text:p text:style-name="P1">Tiger teams / Red teams / Penetration testers</text:p>
      <text:list text:style-name="L3">
        <text:list-item>
          <text:p text:style-name="P5">Hired to break into systems to test security</text:p>
        </text:list-item>
        <text:list-item>
          <text:p text:style-name="P5">Social Engg often used as part</text:p>
        </text:list-item>
      </text:list>
      <text:p text:style-name="P1"/>
      <text:p text:style-name="P1">[Stories from the student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n Giffin</meta:initial-creator>
    <meta:creation-date>2008-02-10T21:01:46</meta:creation-date>
    <dc:creator>Jon Giffin</dc:creator>
    <dc:date>2008-08-28T23:30:36</dc:date>
    <meta:editing-cycles>3</meta:editing-cycles>
    <meta:editing-duration>PT5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210" meta:character-count="1345"/>
  </office:meta>
</office:document-meta>
</file>